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1cm" fo:margin-left="0.185cm" table:align="left"/>
    </style:style>
    <style:style style:name="Tabelle1.A" style:family="table-column">
      <style:table-column-properties style:column-width="0.905cm"/>
    </style:style>
    <style:style style:name="Tabelle1.B" style:family="table-column">
      <style:table-column-properties style:column-width="5.798cm"/>
    </style:style>
    <style:style style:name="Tabelle1.C" style:family="table-column">
      <style:table-column-properties style:column-width="9.4cm"/>
    </style:style>
    <style:style style:name="Tabelle1.D" style:family="table-column">
      <style:table-column-properties style:column-width="9.99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0bd7" officeooo:paragraph-rsid="00040bd7"/>
    </style:style>
    <style:style style:name="P2" style:family="paragraph" style:parent-style-name="Standard">
      <style:text-properties officeooo:rsid="0008f1f1" officeooo:paragraph-rsid="0008f1f1"/>
    </style:style>
    <style:style style:name="P3" style:family="paragraph" style:parent-style-name="Standard">
      <style:text-properties officeooo:rsid="000c620c" officeooo:paragraph-rsid="000f55b4"/>
    </style:style>
    <style:style style:name="P4" style:family="paragraph" style:parent-style-name="Standard">
      <style:text-properties officeooo:rsid="000c620c" officeooo:paragraph-rsid="00115594"/>
    </style:style>
    <style:style style:name="P5" style:family="paragraph" style:parent-style-name="Standard">
      <style:text-properties style:text-position="0% 100%" officeooo:rsid="000c620c" officeooo:paragraph-rsid="00115594"/>
    </style:style>
    <style:style style:name="P6" style:family="paragraph" style:parent-style-name="Standard">
      <style:text-properties officeooo:rsid="002289d6" officeooo:paragraph-rsid="002289d6"/>
    </style:style>
    <style:style style:name="P7" style:family="paragraph" style:parent-style-name="Table_20_Contents">
      <style:text-properties officeooo:rsid="00040bd7" officeooo:paragraph-rsid="00040bd7"/>
    </style:style>
    <style:style style:name="P8" style:family="paragraph" style:parent-style-name="Table_20_Contents">
      <style:text-properties officeooo:rsid="0004c874" officeooo:paragraph-rsid="0004c874"/>
    </style:style>
    <style:style style:name="P9" style:family="paragraph" style:parent-style-name="Table_20_Contents">
      <style:text-properties officeooo:rsid="0004c874" officeooo:paragraph-rsid="001a6291"/>
    </style:style>
    <style:style style:name="P10" style:family="paragraph" style:parent-style-name="Table_20_Contents">
      <style:text-properties officeooo:rsid="0005a031" officeooo:paragraph-rsid="0005a031"/>
    </style:style>
    <style:style style:name="P11" style:family="paragraph" style:parent-style-name="Table_20_Contents">
      <style:text-properties officeooo:rsid="0005a031" officeooo:paragraph-rsid="0005c1a9"/>
    </style:style>
    <style:style style:name="P12" style:family="paragraph" style:parent-style-name="Table_20_Contents">
      <style:text-properties officeooo:rsid="0005c1a9" officeooo:paragraph-rsid="0005c1a9"/>
    </style:style>
    <style:style style:name="P13" style:family="paragraph" style:parent-style-name="Table_20_Contents">
      <style:text-properties officeooo:rsid="00060a85" officeooo:paragraph-rsid="00060a85"/>
    </style:style>
    <style:style style:name="P14" style:family="paragraph" style:parent-style-name="Table_20_Contents">
      <style:text-properties officeooo:rsid="00060a85" officeooo:paragraph-rsid="002e9839"/>
    </style:style>
    <style:style style:name="P15" style:family="paragraph" style:parent-style-name="Table_20_Contents">
      <style:text-properties officeooo:rsid="0008f1f1" officeooo:paragraph-rsid="0008f1f1"/>
    </style:style>
    <style:style style:name="P16" style:family="paragraph" style:parent-style-name="Table_20_Contents">
      <style:text-properties officeooo:rsid="0008f1f1" officeooo:paragraph-rsid="000c620c"/>
    </style:style>
    <style:style style:name="P17" style:family="paragraph" style:parent-style-name="Table_20_Contents">
      <style:text-properties officeooo:rsid="0008f1f1" officeooo:paragraph-rsid="000d6ec7"/>
    </style:style>
    <style:style style:name="P18" style:family="paragraph" style:parent-style-name="Table_20_Contents">
      <style:text-properties officeooo:rsid="00097fcc" officeooo:paragraph-rsid="0008f1f1"/>
    </style:style>
    <style:style style:name="P19" style:family="paragraph" style:parent-style-name="Table_20_Contents">
      <style:text-properties fo:font-weight="normal" officeooo:rsid="00097fcc" officeooo:paragraph-rsid="000afa68" style:font-weight-asian="normal" style:font-weight-complex="normal"/>
    </style:style>
    <style:style style:name="P20" style:family="paragraph" style:parent-style-name="Table_20_Contents">
      <style:text-properties officeooo:rsid="000c620c" officeooo:paragraph-rsid="000c620c"/>
    </style:style>
    <style:style style:name="P21" style:family="paragraph" style:parent-style-name="Table_20_Contents">
      <style:text-properties officeooo:rsid="000c620c" officeooo:paragraph-rsid="000d6ec7"/>
    </style:style>
    <style:style style:name="P22" style:family="paragraph" style:parent-style-name="Table_20_Contents">
      <style:text-properties officeooo:rsid="000c620c" officeooo:paragraph-rsid="000f55b4"/>
    </style:style>
    <style:style style:name="P23" style:family="paragraph" style:parent-style-name="Table_20_Contents">
      <style:text-properties style:text-position="0% 100%" style:font-name="Times New Roman" fo:font-weight="normal" officeooo:rsid="00097fcc" officeooo:paragraph-rsid="0008f1f1" style:font-weight-asian="normal" style:font-weight-complex="normal"/>
    </style:style>
    <style:style style:name="P24" style:family="paragraph" style:parent-style-name="Table_20_Contents">
      <style:text-properties style:text-position="0% 100%" style:font-name="Times New Roman" fo:font-weight="normal" officeooo:rsid="000afa68" officeooo:paragraph-rsid="000afa68" style:font-weight-asian="normal" style:font-weight-complex="normal"/>
    </style:style>
    <style:style style:name="P25" style:family="paragraph" style:parent-style-name="Table_20_Contents">
      <style:text-properties style:text-position="0% 100%" style:font-name="Times New Roman" fo:font-weight="normal" officeooo:rsid="000c620c" officeooo:paragraph-rsid="000d6ec7" style:font-weight-asian="normal" style:font-weight-complex="normal"/>
    </style:style>
    <style:style style:name="P26" style:family="paragraph" style:parent-style-name="Table_20_Contents">
      <style:text-properties style:text-position="0% 100%" style:font-name="Times New Roman" fo:font-weight="normal" officeooo:rsid="000c620c" officeooo:paragraph-rsid="000f55b4" style:font-weight-asian="normal" style:font-weight-complex="normal"/>
    </style:style>
    <style:style style:name="P27" style:family="paragraph" style:parent-style-name="Table_20_Contents">
      <style:text-properties style:text-position="0% 100%" style:font-name="Times New Roman" fo:font-weight="bold" officeooo:rsid="000c620c" officeooo:paragraph-rsid="000c620c" style:font-weight-asian="bold" style:font-weight-complex="bold"/>
    </style:style>
    <style:style style:name="P28" style:family="paragraph" style:parent-style-name="Table_20_Contents">
      <style:text-properties fo:color="#ff6600" officeooo:rsid="0018a40d" officeooo:paragraph-rsid="0018a40d"/>
    </style:style>
    <style:style style:name="P29" style:family="paragraph" style:parent-style-name="Table_20_Contents">
      <style:text-properties fo:color="#ff6600" officeooo:rsid="002289d6" officeooo:paragraph-rsid="002289d6"/>
    </style:style>
    <style:style style:name="P30" style:family="paragraph" style:parent-style-name="Table_20_Contents">
      <style:text-properties fo:color="#ff6600" officeooo:rsid="0022f934" officeooo:paragraph-rsid="0022f934"/>
    </style:style>
    <style:style style:name="P31" style:family="paragraph" style:parent-style-name="Table_20_Contents">
      <style:text-properties fo:color="#ff6600" officeooo:rsid="0022f934" officeooo:paragraph-rsid="00288b55"/>
    </style:style>
    <style:style style:name="P32" style:family="paragraph" style:parent-style-name="Table_20_Contents">
      <style:text-properties officeooo:rsid="002289d6" officeooo:paragraph-rsid="002289d6"/>
    </style:style>
    <style:style style:name="P33" style:family="paragraph" style:parent-style-name="Table_20_Contents">
      <style:text-properties officeooo:rsid="0022f934" officeooo:paragraph-rsid="0022f934"/>
    </style:style>
    <style:style style:name="P34" style:family="paragraph" style:parent-style-name="Table_20_Contents">
      <style:text-properties officeooo:rsid="0022f934" officeooo:paragraph-rsid="00276d46"/>
    </style:style>
    <style:style style:name="P35" style:family="paragraph" style:parent-style-name="Table_20_Contents">
      <style:text-properties officeooo:rsid="0022f934" officeooo:paragraph-rsid="00288b55"/>
    </style:style>
    <style:style style:name="P36" style:family="paragraph" style:parent-style-name="Table_20_Contents">
      <style:text-properties officeooo:rsid="00242610" officeooo:paragraph-rsid="002bbcd4"/>
    </style:style>
    <style:style style:name="P37" style:family="paragraph" style:parent-style-name="Table_20_Contents">
      <style:text-properties officeooo:rsid="00288b55" officeooo:paragraph-rsid="00288b55"/>
    </style:style>
    <style:style style:name="P38" style:family="paragraph" style:parent-style-name="Table_20_Contents">
      <style:text-properties officeooo:rsid="00288b55" officeooo:paragraph-rsid="00294418"/>
    </style:style>
    <style:style style:name="P39" style:family="paragraph" style:parent-style-name="Table_20_Contents">
      <style:text-properties officeooo:rsid="00294418" officeooo:paragraph-rsid="00294418"/>
    </style:style>
    <style:style style:name="P40" style:family="paragraph" style:parent-style-name="Table_20_Contents">
      <style:text-properties officeooo:rsid="002aeab1" officeooo:paragraph-rsid="002aeab1"/>
    </style:style>
    <style:style style:name="P41" style:family="paragraph" style:parent-style-name="Table_20_Contents">
      <style:text-properties officeooo:rsid="002bbcd4" officeooo:paragraph-rsid="002bbcd4"/>
    </style:style>
    <style:style style:name="P42" style:family="paragraph" style:parent-style-name="Table_20_Contents">
      <style:text-properties officeooo:rsid="002ccfaf" officeooo:paragraph-rsid="002ccfaf"/>
    </style:style>
    <style:style style:name="P43" style:family="paragraph" style:parent-style-name="Table_20_Contents">
      <style:text-properties style:font-name="Liberation Serif" officeooo:paragraph-rsid="002ccfaf"/>
    </style:style>
    <style:style style:name="P44" style:family="paragraph" style:parent-style-name="Table_20_Contents">
      <style:text-properties officeooo:rsid="002e9839" officeooo:paragraph-rsid="002e9839"/>
    </style:style>
    <style:style style:name="P45" style:family="paragraph" style:parent-style-name="Table_20_Contents">
      <style:text-properties officeooo:rsid="002f3f3a" officeooo:paragraph-rsid="002f3f3a"/>
    </style:style>
    <style:style style:name="P46" style:family="paragraph" style:parent-style-name="Table_20_Contents">
      <style:text-properties style:use-window-font-color="true" officeooo:rsid="00040bd7" officeooo:paragraph-rsid="001bf2b6"/>
    </style:style>
    <style:style style:name="P47" style:family="paragraph" style:parent-style-name="Table_20_Contents">
      <style:text-properties style:use-window-font-color="true" officeooo:rsid="00040bd7" officeooo:paragraph-rsid="001a6291"/>
    </style:style>
    <style:style style:name="P48" style:family="paragraph" style:parent-style-name="Table_20_Contents">
      <style:text-properties style:use-window-font-color="true" officeooo:rsid="001bf2b6" officeooo:paragraph-rsid="001bf2b6"/>
    </style:style>
    <style:style style:name="P49" style:family="paragraph" style:parent-style-name="Table_20_Contents">
      <style:text-properties style:use-window-font-color="true" officeooo:rsid="0016a79e" officeooo:paragraph-rsid="00318bbe"/>
    </style:style>
    <style:style style:name="P50" style:family="paragraph" style:parent-style-name="Table_20_Contents">
      <style:text-properties style:use-window-font-color="true" officeooo:rsid="0016a79e" officeooo:paragraph-rsid="0016a79e"/>
    </style:style>
    <style:style style:name="P51" style:family="paragraph" style:parent-style-name="Table_20_Contents">
      <style:text-properties style:use-window-font-color="true" officeooo:rsid="0018a40d" officeooo:paragraph-rsid="001bf2b6"/>
    </style:style>
    <style:style style:name="P52" style:family="paragraph" style:parent-style-name="Table_20_Contents">
      <style:text-properties fo:color="#ff6600" officeooo:rsid="0032a2ea" officeooo:paragraph-rsid="0032a2ea"/>
    </style:style>
    <style:style style:name="P53" style:family="paragraph" style:parent-style-name="Table_20_Contents">
      <style:text-properties style:use-window-font-color="true" officeooo:rsid="0032a2ea" officeooo:paragraph-rsid="0032a2ea"/>
    </style:style>
    <style:style style:name="P54" style:family="paragraph" style:parent-style-name="Table_20_Contents">
      <style:text-properties style:use-window-font-color="true" officeooo:rsid="001eedad" officeooo:paragraph-rsid="00331cf8"/>
    </style:style>
    <style:style style:name="P55" style:family="paragraph" style:parent-style-name="Table_20_Contents">
      <style:text-properties style:use-window-font-color="true" officeooo:rsid="001eedad" officeooo:paragraph-rsid="001eedad"/>
    </style:style>
    <style:style style:name="P56" style:family="paragraph" style:parent-style-name="Table_20_Contents">
      <style:text-properties style:use-window-font-color="true" officeooo:rsid="001eedad" officeooo:paragraph-rsid="0033b6e0"/>
    </style:style>
    <style:style style:name="P57" style:family="paragraph" style:parent-style-name="Table_20_Contents">
      <style:text-properties style:use-window-font-color="true" officeooo:rsid="003415bc" officeooo:paragraph-rsid="003415bc"/>
    </style:style>
    <style:style style:name="T1" style:family="text">
      <style:text-properties officeooo:rsid="0005c1a9"/>
    </style:style>
    <style:style style:name="T2" style:family="text">
      <style:text-properties officeooo:rsid="0006278a"/>
    </style:style>
    <style:style style:name="T3" style:family="text">
      <style:text-properties officeooo:rsid="0008f1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7fcc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weight="bold" officeooo:rsid="00115594" style:font-weight-asian="bold" style:font-weight-complex="bold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weight="normal" officeooo:rsid="00097fcc" style:font-weight-asian="normal" style:font-weight-complex="normal"/>
    </style:style>
    <style:style style:name="T11" style:family="text">
      <style:text-properties style:font-name="Times New Roman" fo:font-weight="normal" officeooo:rsid="000f55b4" style:font-weight-asian="normal" style:font-weight-complex="normal"/>
    </style:style>
    <style:style style:name="T12" style:family="text">
      <style:text-properties style:font-name="Times New Roman" fo:font-weight="normal" officeooo:rsid="00109e08" style:font-weight-asian="normal" style:font-weight-complex="normal"/>
    </style:style>
    <style:style style:name="T13" style:family="text">
      <style:text-properties style:font-name="Times New Roman" fo:font-weight="normal" officeooo:rsid="00115594" style:font-weight-asian="normal" style:font-weight-complex="normal"/>
    </style:style>
    <style:style style:name="T14" style:family="text">
      <style:text-properties style:font-name="Times New Roman" fo:font-weight="normal" officeooo:rsid="0005a031" style:font-weight-asian="normal" style:font-weight-complex="normal"/>
    </style:style>
    <style:style style:name="T15" style:family="text">
      <style:text-properties style:font-name="Times New Roman" fo:font-weight="normal" officeooo:rsid="00124587" style:font-weight-asian="normal" style:font-weight-complex="normal"/>
    </style:style>
    <style:style style:name="T16" style:family="text">
      <style:text-properties style:font-name="Times New Roman" fo:font-weight="normal" officeooo:rsid="0021135a" style:font-weight-asian="normal" style:font-weight-complex="normal"/>
    </style:style>
    <style:style style:name="T17" style:family="text">
      <style:text-properties style:text-position="sub 58%" style:font-name="Times New Roman"/>
    </style:style>
    <style:style style:name="T18" style:family="text">
      <style:text-properties style:text-position="sub 58%" style:font-name="Times New Roman" fo:font-weight="normal" style:font-weight-asian="normal" style:font-weight-complex="normal"/>
    </style:style>
    <style:style style:name="T19" style:family="text">
      <style:text-properties style:text-position="sub 58%" style:font-name="Times New Roman" fo:font-weight="normal" officeooo:rsid="000afa68" style:font-weight-asian="normal" style:font-weight-complex="normal"/>
    </style:style>
    <style:style style:name="T20" style:family="text">
      <style:text-properties style:text-position="sub 58%" style:font-name="Times New Roman" fo:font-weight="normal" officeooo:rsid="00097fcc" style:font-weight-asian="normal" style:font-weight-complex="normal"/>
    </style:style>
    <style:style style:name="T21" style:family="text">
      <style:text-properties style:text-position="sub 58%" style:font-name="Times New Roman" fo:font-weight="normal" officeooo:rsid="0005a031" style:font-weight-asian="normal" style:font-weight-complex="normal"/>
    </style:style>
    <style:style style:name="T22" style:family="text">
      <style:text-properties style:text-position="sub 58%" style:font-name="Times New Roman" fo:font-weight="normal" officeooo:rsid="000d6ec7" style:font-weight-asian="normal" style:font-weight-complex="normal"/>
    </style:style>
    <style:style style:name="T23" style:family="text">
      <style:text-properties style:text-position="sub 58%" style:font-name="Times New Roman" fo:font-weight="normal" officeooo:rsid="000f55b4" style:font-weight-asian="normal" style:font-weight-complex="normal"/>
    </style:style>
    <style:style style:name="T24" style:family="text">
      <style:text-properties style:text-position="sub 58%" style:font-name="Times New Roman" fo:font-weight="normal" officeooo:rsid="00109e08" style:font-weight-asian="normal" style:font-weight-complex="normal"/>
    </style:style>
    <style:style style:name="T25" style:family="text">
      <style:text-properties style:text-position="sub 58%" style:font-name="Times New Roman" fo:font-weight="normal" officeooo:rsid="00115594" style:font-weight-asian="normal" style:font-weight-complex="normal"/>
    </style:style>
    <style:style style:name="T26" style:family="text">
      <style:text-properties style:text-position="sub 58%" style:font-name="Times New Roman" fo:font-weight="normal" officeooo:rsid="00124587" style:font-weight-asian="normal" style:font-weight-complex="normal"/>
    </style:style>
    <style:style style:name="T27" style:family="text">
      <style:text-properties style:text-position="sub 58%" style:font-name="Times New Roman" fo:font-weight="normal" officeooo:rsid="0021135a" style:font-weight-asian="normal" style:font-weight-complex="normal"/>
    </style:style>
    <style:style style:name="T28" style:family="text">
      <style:text-properties style:text-position="sub 58%" style:font-name="Times New Roman" officeooo:rsid="0008f1f1"/>
    </style:style>
    <style:style style:name="T29" style:family="text">
      <style:text-properties style:text-position="sub 58%" style:font-name="Times New Roman" officeooo:rsid="000afa68"/>
    </style:style>
    <style:style style:name="T30" style:family="text">
      <style:text-properties style:text-position="0% 100%" style:font-name="Times New Roman" fo:font-weight="bold" style:font-weight-asian="bold" style:font-weight-complex="bold"/>
    </style:style>
    <style:style style:name="T31" style:family="text">
      <style:text-properties style:text-position="0% 100%" style:font-name="Times New Roman" fo:font-weight="normal" style:font-weight-asian="normal" style:font-weight-complex="normal"/>
    </style:style>
    <style:style style:name="T32" style:family="text">
      <style:text-properties style:text-position="0% 100%" style:font-name="Times New Roman" fo:font-weight="normal" officeooo:rsid="000afa68" style:font-weight-asian="normal" style:font-weight-complex="normal"/>
    </style:style>
    <style:style style:name="T33" style:family="text">
      <style:text-properties style:text-position="0% 100%" style:font-name="Times New Roman" fo:font-weight="normal" officeooo:rsid="00097fcc" style:font-weight-asian="normal" style:font-weight-complex="normal"/>
    </style:style>
    <style:style style:name="T34" style:family="text">
      <style:text-properties style:text-position="0% 100%" style:font-name="Times New Roman" fo:font-weight="normal" officeooo:rsid="000c620c" style:font-weight-asian="normal" style:font-weight-complex="normal"/>
    </style:style>
    <style:style style:name="T35" style:family="text">
      <style:text-properties style:text-position="0% 100%" style:font-name="Times New Roman" fo:font-weight="normal" officeooo:rsid="0005a031" style:font-weight-asian="normal" style:font-weight-complex="normal"/>
    </style:style>
    <style:style style:name="T36" style:family="text">
      <style:text-properties style:text-position="0% 100%" style:font-name="Times New Roman" fo:font-weight="normal" officeooo:rsid="000d6ec7" style:font-weight-asian="normal" style:font-weight-complex="normal"/>
    </style:style>
    <style:style style:name="T37" style:family="text">
      <style:text-properties style:text-position="0% 100%" style:font-name="Times New Roman" fo:font-weight="normal" officeooo:rsid="000f55b4" style:font-weight-asian="normal" style:font-weight-complex="normal"/>
    </style:style>
    <style:style style:name="T38" style:family="text">
      <style:text-properties style:text-position="0% 100%" style:font-name="Times New Roman" fo:font-weight="normal" officeooo:rsid="00109e08" style:font-weight-asian="normal" style:font-weight-complex="normal"/>
    </style:style>
    <style:style style:name="T39" style:family="text">
      <style:text-properties style:text-position="0% 100%" style:font-name="Times New Roman" fo:font-weight="normal" officeooo:rsid="00115594" style:font-weight-asian="normal" style:font-weight-complex="normal"/>
    </style:style>
    <style:style style:name="T40" style:family="text">
      <style:text-properties style:text-position="0% 100%" style:font-name="Times New Roman" fo:font-weight="normal" officeooo:rsid="0021135a" style:font-weight-asian="normal" style:font-weight-complex="normal"/>
    </style:style>
    <style:style style:name="T41" style:family="text">
      <style:text-properties style:text-position="0% 100%" style:font-name="Times New Roman" officeooo:rsid="0008f1f1"/>
    </style:style>
    <style:style style:name="T42" style:family="text">
      <style:text-properties style:text-position="0% 100%" style:font-name="Times New Roman" officeooo:rsid="000afa68"/>
    </style:style>
    <style:style style:name="T43" style:family="text">
      <style:text-properties style:text-position="0% 100%" style:font-name="Times New Roman" officeooo:rsid="000c620c"/>
    </style:style>
    <style:style style:name="T44" style:family="text">
      <style:text-properties officeooo:rsid="000afa68"/>
    </style:style>
    <style:style style:name="T45" style:family="text">
      <style:text-properties officeooo:rsid="000c620c"/>
    </style:style>
    <style:style style:name="T46" style:family="text">
      <style:text-properties officeooo:rsid="00115594"/>
    </style:style>
    <style:style style:name="T47" style:family="text">
      <style:text-properties officeooo:rsid="0014e503"/>
    </style:style>
    <style:style style:name="T48" style:family="text">
      <style:text-properties officeooo:rsid="0018a40d"/>
    </style:style>
    <style:style style:name="T49" style:family="text">
      <style:text-properties officeooo:rsid="001a6291"/>
    </style:style>
    <style:style style:name="T50" style:family="text">
      <style:text-properties officeooo:rsid="001bf2b6"/>
    </style:style>
    <style:style style:name="T51" style:family="text">
      <style:text-properties officeooo:rsid="001de7c6"/>
    </style:style>
    <style:style style:name="T52" style:family="text">
      <style:text-properties officeooo:rsid="001eedad"/>
    </style:style>
    <style:style style:name="T53" style:family="text">
      <style:text-properties officeooo:rsid="001f0f16"/>
    </style:style>
    <style:style style:name="T54" style:family="text">
      <style:text-properties officeooo:rsid="001f59f0"/>
    </style:style>
    <style:style style:name="T55" style:family="text">
      <style:text-properties officeooo:rsid="002289d6"/>
    </style:style>
    <style:style style:name="T56" style:family="text">
      <style:text-properties officeooo:rsid="00276d46"/>
    </style:style>
    <style:style style:name="T57" style:family="text">
      <style:text-properties fo:color="#ff6600"/>
    </style:style>
    <style:style style:name="T58" style:family="text">
      <style:text-properties fo:color="#ff6600" officeooo:rsid="00276d46"/>
    </style:style>
    <style:style style:name="T59" style:family="text">
      <style:text-properties officeooo:rsid="00288b55"/>
    </style:style>
    <style:style style:name="T60" style:family="text">
      <style:text-properties officeooo:rsid="00294418"/>
    </style:style>
    <style:style style:name="T61" style:family="text">
      <style:text-properties officeooo:rsid="002aeab1"/>
    </style:style>
    <style:style style:name="T62" style:family="text">
      <style:text-properties officeooo:rsid="002bbcd4"/>
    </style:style>
    <style:style style:name="T63" style:family="text">
      <style:text-properties officeooo:rsid="002ccfaf"/>
    </style:style>
    <style:style style:name="T6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65" style:family="text">
      <style:text-properties officeooo:rsid="002e9839"/>
    </style:style>
    <style:style style:name="T66" style:family="text">
      <style:text-properties officeooo:rsid="002f3f3a"/>
    </style:style>
    <style:style style:name="T67" style:family="text">
      <style:text-properties officeooo:rsid="0030c05c"/>
    </style:style>
    <style:style style:name="T68" style:family="text">
      <style:text-properties officeooo:rsid="00318bbe"/>
    </style:style>
    <style:style style:name="T69" style:family="text">
      <style:text-properties style:use-window-font-color="true"/>
    </style:style>
    <style:style style:name="T70" style:family="text">
      <style:text-properties style:use-window-font-color="true" officeooo:rsid="0016a79e"/>
    </style:style>
    <style:style style:name="T71" style:family="text">
      <style:text-properties style:use-window-font-color="true" officeooo:rsid="00318bbe"/>
    </style:style>
    <style:style style:name="T72" style:family="text">
      <style:text-properties officeooo:rsid="0016a79e"/>
    </style:style>
    <style:style style:name="T73" style:family="text">
      <style:text-properties officeooo:rsid="0033b6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bankanfragen und SQL-Befehle, <text:span text:style-name="T3">DES-Befehle</text:span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DB-Abfrage</text:p>
          </table:table-cell>
          <table:table-cell table:style-name="Tabelle1.A1" office:value-type="string">
            <text:p text:style-name="P15">SQL</text:p>
          </table:table-cell>
          <table:table-cell table:style-name="Tabelle1.D1" office:value-type="string">
            <text:p text:style-name="P15">DES</text:p>
          </table:table-cell>
        </table:table-row>
        <table:table-row>
          <table:table-cell table:style-name="Tabelle1.A2" office:value-type="string">
            <text:p text:style-name="P6">1.</text:p>
          </table:table-cell>
          <table:table-cell table:style-name="Tabelle1.A2" office:value-type="string">
            <text:p text:style-name="P1">Welche Praktika gibt es? </text:p>
          </table:table-cell>
          <table:table-cell table:style-name="Tabelle1.A2" office:value-type="string">
            <text:p text:style-name="P7">SELECT PName</text:p>
            <text:p text:style-name="P7">FROM Praktikum </text:p>
          </table:table-cell>
          <table:table-cell table:style-name="Tabelle1.D2" office:value-type="string">
            <text:p text:style-name="P18"><text:span text:style-name="T7"><text:s/></text:span><text:span text:style-name="T9">π </text:span><text:span text:style-name="T18">P</text:span><text:span text:style-name="T19">n</text:span><text:span text:style-name="T18">ame </text:span><text:span text:style-name="T31">(Praktikum)</text:span></text:p>
            <text:p text:style-name="P23"/>
            <text:p text:style-name="P15"><text:span text:style-name="T4"><text:s/>project</text:span> P<text:span text:style-name="T44">n</text:span>ame (Praktikum);</text:p>
          </table:table-cell>
        </table:table-row>
        <table:table-row>
          <table:table-cell table:style-name="Tabelle1.A2" office:value-type="string">
            <text:p text:style-name="P32">2.</text:p>
          </table:table-cell>
          <table:table-cell table:style-name="Tabelle1.A2" office:value-type="string">
            <text:p text:style-name="P7">Name und Vorname aller Schüler, die im Jahr 2015 ein Praktikum gemacht haben</text:p>
          </table:table-cell>
          <table:table-cell table:style-name="Tabelle1.A2" office:value-type="string">
            <text:p text:style-name="P8">SELECT SName, SVorname</text:p>
            <text:p text:style-name="P8">FROM Sch<text:span text:style-name="T45">ue</text:span>ler</text:p>
            <text:p text:style-name="P8">WHERE Schuljahr = 2015</text:p>
          </table:table-cell>
          <table:table-cell table:style-name="Tabelle1.D2" office:value-type="string">
            <text:p text:style-name="P19"><text:s/><text:span text:style-name="T6">π</text:span><text:span text:style-name="T17"> </text:span><text:span text:style-name="T28">S</text:span><text:span text:style-name="T29">N</text:span><text:span text:style-name="T28">ame,S</text:span><text:span text:style-name="T29">V</text:span><text:span text:style-name="T28">orname</text:span><text:span text:style-name="T41"> </text:span><text:span text:style-name="T42">(</text:span><text:span text:style-name="T6">φ</text:span><text:span text:style-name="T17"> </text:span><text:span text:style-name="T28">Schuljahr=2015 </text:span><text:span text:style-name="T41">(Sch</text:span><text:span text:style-name="T43">ue</text:span><text:span text:style-name="T41">ler)</text:span><text:span text:style-name="T42">)</text:span></text:p>
            <text:p text:style-name="P24"/>
            <text:p text:style-name="P15"><text:span text:style-name="T4"><text:s/>projekt</text:span> S<text:span text:style-name="T5">N</text:span>ame,S<text:span text:style-name="T5">V</text:span>orname (<text:span text:style-name="T4">select </text:span>Schuljahr=2015 (Sch<text:span text:style-name="T45">ue</text:span>ler));</text:p>
          </table:table-cell>
        </table:table-row>
        <table:table-row>
          <table:table-cell table:style-name="Tabelle1.A2" office:value-type="string">
            <text:p text:style-name="P32"><text:span text:style-name="T61">3</text:span>.</text:p>
          </table:table-cell>
          <table:table-cell table:style-name="Tabelle1.A2" office:value-type="string">
            <text:p text:style-name="P10">Wie lautet die e-Mail-Adresse der Fahrradwerkstatt?</text:p>
          </table:table-cell>
          <table:table-cell table:style-name="Tabelle1.A2" office:value-type="string">
            <text:p text:style-name="P10">SELECT Kontaktmail</text:p>
            <text:p text:style-name="P10">FROM Firma</text:p>
            <text:p text:style-name="P10">WHERE FName = Fahrradwerkstatt</text:p>
          </table:table-cell>
          <table:table-cell table:style-name="Tabelle1.D2" office:value-type="string">
            <text:p text:style-name="P16"><text:s/><text:span text:style-name="T10">π</text:span><text:span text:style-name="T20"> </text:span><text:span text:style-name="T19">Kontaktmail</text:span><text:span text:style-name="T32"> (</text:span><text:span text:style-name="T34"> </text:span><text:span text:style-name="T33">φ</text:span><text:span text:style-name="T21">FName = ‘Fahrradwerkstatt‘</text:span><text:span text:style-name="T35"> </text:span><text:span text:style-name="T34">(Firma))</text:span></text:p>
            <text:p text:style-name="P27"/>
            <text:p text:style-name="P20"><text:span text:style-name="T30"><text:s/>project</text:span><text:span text:style-name="T31"> <text:s/></text:span><text:span text:style-name="T35">Kontaktmail </text:span><text:span text:style-name="T31">(</text:span><text:span text:style-name="T30">select</text:span><text:span text:style-name="T31"> </text:span><text:span text:style-name="T35">FName = ‘Fahrradwerkstatt‘ </text:span><text:span text:style-name="T31">(Firma));</text:span></text:p>
          </table:table-cell>
        </table:table-row>
        <table:table-row>
          <table:table-cell table:style-name="Tabelle1.A2" office:value-type="string">
            <text:p text:style-name="P40">4.</text:p>
          </table:table-cell>
          <table:table-cell table:style-name="Tabelle1.A2" office:value-type="string">
            <text:p text:style-name="P10">Wo befindet sich das Medienhaus?</text:p>
          </table:table-cell>
          <table:table-cell table:style-name="Tabelle1.A2" office:value-type="string">
            <text:p text:style-name="P10">SELECT <text:span text:style-name="T45">AS</text:span>tra<text:span text:style-name="T45">ss</text:span>e, <text:span text:style-name="T45">A</text:span>PLZ</text:p>
            <text:p text:style-name="P10">FROM Firma</text:p>
            <text:p text:style-name="P10">WHERE FName = Medienhaus</text:p>
          </table:table-cell>
          <table:table-cell table:style-name="Tabelle1.D2" office:value-type="string">
            <text:p text:style-name="P17"><text:span text:style-name="T10"><text:s/>π</text:span><text:span text:style-name="T20"> </text:span><text:span text:style-name="T22">AStrasse,APLZ</text:span><text:span text:style-name="T32"> (</text:span><text:span text:style-name="T34"> </text:span><text:span text:style-name="T33">φ</text:span><text:span text:style-name="T21">FName = ‘</text:span><text:span text:style-name="T22">Medienhaus</text:span><text:span text:style-name="T21">‘</text:span><text:span text:style-name="T35"> </text:span><text:span text:style-name="T34">(Firma))</text:span></text:p>
            <text:p text:style-name="P25"/>
            <text:p text:style-name="P21"><text:span text:style-name="T30"><text:s/>project</text:span><text:span text:style-name="T31"> <text:s/></text:span><text:span text:style-name="T36">Astrasse,APLZ</text:span><text:span text:style-name="T35"> </text:span><text:span text:style-name="T31">(</text:span><text:span text:style-name="T30">select</text:span><text:span text:style-name="T31"> </text:span><text:span text:style-name="T35">FName = ‘</text:span><text:span text:style-name="T36">Medienhaus‘ </text:span><text:span text:style-name="T31">(Firma));</text:span></text:p>
          </table:table-cell>
        </table:table-row>
        <table:table-row>
          <table:table-cell table:style-name="Tabelle1.A2" office:value-type="string">
            <text:p text:style-name="P40">5.</text:p>
          </table:table-cell>
          <table:table-cell table:style-name="Tabelle1.A2" office:value-type="string">
            <text:p text:style-name="P10">Welche Firmen haben mehr als 100 Angestellt<text:span text:style-name="T1">e</text:span>?</text:p>
          </table:table-cell>
          <table:table-cell table:style-name="Tabelle1.A2" office:value-type="string">
            <text:p text:style-name="P10">SELECT FName</text:p>
            <text:p text:style-name="P10">FROM Firma</text:p>
            <text:p text:style-name="P11">WHERE <text:span text:style-name="T1">Mitarbeiterzahl &gt; 100</text:span></text:p>
          </table:table-cell>
          <table:table-cell table:style-name="Tabelle1.D2" office:value-type="string">
            <text:p text:style-name="P3"><text:span text:style-name="T33"><text:s text:c="2"/>π </text:span><text:span text:style-name="T23">FName</text:span><text:span text:style-name="T21"> </text:span><text:span text:style-name="T31">(</text:span><text:span text:style-name="T33">φ</text:span><text:span text:style-name="T23">Mitarbeiterzahl &gt; 100</text:span><text:span text:style-name="T37"> </text:span><text:span text:style-name="T35"><text:s/></text:span><text:span text:style-name="T31">(Firma))</text:span></text:p>
            <text:p text:style-name="P22"><text:span text:style-name="T30"><text:s text:c="2"/>project</text:span><text:span text:style-name="T31"> <text:s/></text:span><text:span text:style-name="T37">FName</text:span><text:span text:style-name="T35"> </text:span><text:span text:style-name="T31">(</text:span><text:span text:style-name="T30">select</text:span><text:span text:style-name="T31"> </text:span><text:span text:style-name="T37">Mitarbeiterzahl &gt; 100 </text:span><text:span text:style-name="T35"><text:s/></text:span><text:span text:style-name="T31">(Firma));</text:span></text:p>
          </table:table-cell>
        </table:table-row>
        <table:table-row>
          <table:table-cell table:style-name="Tabelle1.A2" office:value-type="string">
            <text:p text:style-name="P32"><text:span text:style-name="T61">6</text:span>.</text:p>
          </table:table-cell>
          <table:table-cell table:style-name="Tabelle1.A2" office:value-type="string">
            <text:p text:style-name="P8">Welcher betreuender Lehrer unterrichtet ein MINT-Fach (Bio, Phy, Che, Ma, Inf)</text:p>
          </table:table-cell>
          <table:table-cell table:style-name="Tabelle1.A2" office:value-type="string">
            <text:p text:style-name="P8">SELECT LName</text:p>
            <text:p text:style-name="P8">FROM Lehrer</text:p>
            <text:p text:style-name="P9">WHERE LFach1 = 'Biologie' LFach1 = OR LFach1 = 'Chemie' OR LFach1 = 'Physik‘ OR LFach1 = 'Mathematik‘ OR LFach1 = 'Informatik‘ OR LFach2 = 'Biologie' OR LFach2 = 'Chemie' OR LFach2 = 'Physik‘ OR LFach2 = 'Mathematik‘ OR LFach2 = 'Informatik‘</text:p>
          </table:table-cell>
          <table:table-cell table:style-name="Tabelle1.D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32">7</text:p>
          </table:table-cell>
          <table:table-cell table:style-name="Tabelle1.A2" office:value-type="string">
            <text:p text:style-name="P7">Welche Firmen bieten welche Praktikumsstellen an <text:span text:style-name="T50">(alphabetisch nach Firmenname geordnet)</text:span>?</text:p>
          </table:table-cell>
          <table:table-cell table:style-name="Tabelle1.A2" office:value-type="string">
            <text:p text:style-name="P46">SELECT FName <text:span text:style-name="T46">AS "Firma"</text:span>, <text:span text:style-name="T46">Pname AS "Praktikum"</text:span></text:p>
            <text:p text:style-name="P47">FROM Firma <text:span text:style-name="T53">NATURAL JOIN Praktikum NATURAL JOIN Angebot</text:span></text:p>
            <text:p text:style-name="P48">ORDER BY FName ASC</text:p>
          </table:table-cell>
          <table:table-cell table:style-name="Tabelle1.D2" office:value-type="string">
            <text:p text:style-name="P4"><text:span text:style-name="T33">π </text:span><text:span text:style-name="T23">F</text:span><text:span text:style-name="T24">N</text:span><text:span text:style-name="T23">ame,</text:span><text:span text:style-name="T24">Pname </text:span><text:span text:style-name="T38">(</text:span><text:span text:style-name="T33">φ</text:span><text:span text:style-name="T25">Firma.</text:span><text:span text:style-name="T21">F</text:span><text:span text:style-name="T27">Nr</text:span><text:span text:style-name="T21"> = </text:span><text:span text:style-name="T25">Angebot.F</text:span><text:span text:style-name="T27">Nr</text:span><text:span text:style-name="T25"> </text:span><text:span text:style-name="T26">^ Praktikum..PNr=Angebot.PNr</text:span><text:span text:style-name="T25"> </text:span><text:span text:style-name="T39">(Firma </text:span><text:span text:style-name="T40">|</text:span><text:span text:style-name="T39">&gt;&lt;</text:span><text:span text:style-name="T40">|</text:span><text:span text:style-name="T39"> Praktikum </text:span><text:span text:style-name="T40">|</text:span><text:span text:style-name="T39">&gt;&lt;</text:span><text:span text:style-name="T40">|</text:span><text:span text:style-name="T39">Angebot))</text:span></text:p>
            <text:p text:style-name="P5"><text:span text:style-name="T8">project</text:span><text:span text:style-name="T13"> </text:span><text:span text:style-name="T10"><text:s/></text:span><text:span text:style-name="T11">F</text:span><text:span text:style-name="T12">N</text:span><text:span text:style-name="T11">ame,</text:span><text:span text:style-name="T12">Pname (</text:span><text:span text:style-name="T8">select</text:span><text:span text:style-name="T13"> Firma.</text:span><text:span text:style-name="T14">F</text:span><text:span text:style-name="T16">Nr.</text:span><text:span text:style-name="T14"> = </text:span><text:span text:style-name="T13">Angebot.F</text:span><text:span text:style-name="T16">Nr.</text:span><text:span text:style-name="T13"> </text:span><text:span text:style-name="T15">and Praktikum.PNr=Angebot.PNr </text:span><text:span text:style-name="T13">(Firma join Praktikum join Angebot))</text:span></text:p>
          </table:table-cell>
        </table:table-row>
        <text:soft-page-break/>
        <table:table-row>
          <table:table-cell table:style-name="Tabelle1.A2" office:value-type="string">
            <text:p text:style-name="P32">8</text:p>
          </table:table-cell>
          <table:table-cell table:style-name="Tabelle1.A2" office:value-type="string">
            <text:p text:style-name="P12">Bei welcher Firma kann man sich<text:span text:style-name="T52"> </text:span>nicht schriftlich bewerben?</text:p>
          </table:table-cell>
          <table:table-cell table:style-name="Tabelle1.A2" office:value-type="string">
            <text:p text:style-name="P49">SELECT <text:span text:style-name="T52">DISTINCT </text:span>F<text:span text:style-name="T68">N</text:span>ame <text:span text:style-name="T68"><text:s/>AS "Firma"</text:span></text:p>
            <text:p text:style-name="P50">FROM Firma <text:span text:style-name="T54">NATURAL JOIN</text:span> <text:span text:style-name="T48">Bewerbung</text:span></text:p>
            <text:p text:style-name="P51">WHERE<text:span text:style-name="T49"> NOT </text:span>BArt = 'schriftlich';</text:p>
          </table:table-cell>
          <table:table-cell table:style-name="Tabelle1.D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32">9</text:p>
          </table:table-cell>
          <table:table-cell table:style-name="Tabelle1.A2" office:value-type="string">
            <text:p text:style-name="P12">Gibt es Lehrer, die nie einen Sch<text:span text:style-name="T47">ü</text:span>ler betreut haben?</text:p>
          </table:table-cell>
          <table:table-cell table:style-name="Tabelle1.A2" office:value-type="string">
            <text:p text:style-name="P53">SELECT LName AS "Lehrer"</text:p>
            <text:p text:style-name="P53">FROM Schueler RIGHT OUTER JOIN Lehrer ON Schueler.LNr = Lehrer.LNr </text:p>
            <text:p text:style-name="P53">WHERE Schueler.LNr IS NULL ;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0</text:p>
          </table:table-cell>
          <table:table-cell table:style-name="Tabelle1.A2" office:value-type="string">
            <text:p text:style-name="P12">Bei welchen Firmen gibt es keine Bewerbungsfrist?</text:p>
          </table:table-cell>
          <table:table-cell table:style-name="Tabelle1.A2" office:value-type="string">
            <text:p text:style-name="P54">SELECT DISTINCT <text:span text:style-name="T72">FName <text:s/>AS "Firma"</text:span></text:p>
            <text:p text:style-name="P55">FROM Firma <text:span text:style-name="T54">NATURAL JOIN</text:span> Bewerbung</text:p>
            <text:p text:style-name="P55">WHERE Frist = 'nein';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1</text:p>
          </table:table-cell>
          <table:table-cell table:style-name="Tabelle1.A2" office:value-type="string">
            <text:p text:style-name="P12"><text:span text:style-name="T52">Wo</text:span> werden Praktika angeboten, die mit Computer zu tun haben?</text:p>
          </table:table-cell>
          <table:table-cell table:style-name="Tabelle1.A2" office:value-type="string">
            <text:p text:style-name="P55">SELECT FName</text:p>
            <text:p text:style-name="P56">FROM Firma <text:span text:style-name="T54">NATURAL JOIN</text:span> T<text:span text:style-name="T55">ae</text:span>tigkeitsbereich <text:span text:style-name="T54">NATURAL JOIN</text:span> Praktikum <text:span text:style-name="T54">NATURAL JOIN </text:span>Einsatzbereich <text:span text:style-name="T73"><text:s/>NATURAL JOIN Angebot</text:span></text:p>
            <text:p text:style-name="P55">WHERE <text:span text:style-name="T54">Anforderung = 'Computerkenntnisse'</text:span></text:p>
            <text:p text:style-name="P57">ORDER BY Firma.FName ASC ;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2</text:p>
          </table:table-cell>
          <table:table-cell table:style-name="Tabelle1.A2" office:value-type="string">
            <text:p text:style-name="P13">Welcher Lehrer hat 2015 Praktika betreut, die mit Pflege zu tun haben? <text:span text:style-name="T55">Welche Schüler und welche Praktika waren das?</text:span></text:p>
          </table:table-cell>
          <table:table-cell table:style-name="Tabelle1.A2" office:value-type="string">
            <text:p text:style-name="P29">SELECT LName, SName, PName</text:p>
            <text:p text:style-name="P29">FROM Lehrer NATUARAL JOIN Paktikum NATUARAL JOIN Taetigkeitsbereich NATUARAL JOIN Einsatzbereich NATUARAL JOIN Schueler</text:p>
            <text:p text:style-name="P29">WHERE TArt = 'Pflege' AND Schuljahr = 201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3</text:p>
          </table:table-cell>
          <table:table-cell table:style-name="Tabelle1.A2" office:value-type="string">
            <text:p text:style-name="P13">Bei welcher Firma kann man sich als Verwaltungsangestellter bewerben, sortiert nach Anfangsarbeitszeit.</text:p>
          </table:table-cell>
          <table:table-cell table:style-name="Tabelle1.A2" office:value-type="string">
            <text:p text:style-name="P30">SELECT FName</text:p>
            <text:p text:style-name="P30">FROM Firma NATURAL JOIN Praktikum NATURAL JOIN Einsatzbereich</text:p>
            <text:p text:style-name="P30">WHERE PName = <text:span text:style-name="T55">'</text:span>Verwaltungsangestellter'</text:p>
            <text:p text:style-name="P30">ORDER BY Arbeitsbeginn ASC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4</text:p>
          </table:table-cell>
          <table:table-cell table:style-name="Tabelle1.A2" office:value-type="string">
            <text:p text:style-name="P33">Wie viele Lehrer gibt es, die mehr als einen Schüler betreut haben?</text:p>
          </table:table-cell>
          <table:table-cell table:style-name="Tabelle1.A2" office:value-type="string">
            <text:p text:style-name="P33">SELECT COUNT LName </text:p>
            <text:p text:style-name="P34">FROM <text:span text:style-name="T56">Lehrer </text:span><text:span text:style-name="T57">NATURAL JOIN </text:span><text:span text:style-name="T58">Schüler</text:span></text:p>
            <text:p text:style-name="P33">WHERE <text:span text:style-name="T59">COUNT LNR &gt; 1</text:span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5</text:p>
          </table:table-cell>
          <table:table-cell table:style-name="Tabelle1.A2" office:value-type="string">
            <text:p text:style-name="P13">Welche Lehrer haben die meisten Schüler 2018 betreut (sortiert von meist zu wenig)</text:p>
          </table:table-cell>
          <table:table-cell table:style-name="Tabelle1.A2" office:value-type="string">
            <text:p text:style-name="P35">SELECT <text:span text:style-name="T59">DISTINCT </text:span>LName </text:p>
            <text:p text:style-name="P35">FROM <text:span text:style-name="T56">Lehrer </text:span><text:span text:style-name="T57">NATURAL JOIN </text:span><text:span text:style-name="T58">Schüler</text:span></text:p>
            <text:p text:style-name="P35">WHERE <text:span text:style-name="T59">Schuljahr = '2018'</text:span></text:p>
            <text:p text:style-name="P31">ORDER BY <text:span text:style-name="T59">COUNT LName</text:span> <text:span text:style-name="T59">DS</text:span>C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A2" office:value-type="string">
            <text:p text:style-name="P32">16</text:p>
          </table:table-cell>
          <table:table-cell table:style-name="Tabelle1.A2" office:value-type="string">
            <text:p text:style-name="P13">Welche Firmen haben die besten <text:span text:style-name="T61">Schülerb</text:span>ewertungen bekommen (Durchschnitt), sortiert von gut zu schlecht (Schüler)</text:p>
          </table:table-cell>
          <table:table-cell table:style-name="Tabelle1.A2" office:value-type="string">
            <text:p text:style-name="P38">SELECT DISTINCT N<text:span text:style-name="T60">F</text:span>irma,</text:p>
            <text:p text:style-name="P38"><text:span text:style-name="T60">FROM Firma NATURAL JOIN Schueler</text:span> </text:p>
            <text:p text:style-name="P39">ORDER BY AVG (SBewertung)</text:p>
            <text:p text:style-name="P37"><text:s/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7</text:p>
          </table:table-cell>
          <table:table-cell table:style-name="Tabelle1.A2" office:value-type="string">
            <text:p text:style-name="P13">Liste nach Entfernung Lehrer <text:span text:style-name="T2">Durstenberg </text:span>zu Praktikumsstelle<text:span text:style-name="T2">n</text:span></text:p>
          </table:table-cell>
          <table:table-cell table:style-name="Tabelle1.A2" office:value-type="string">
            <text:p text:style-name="P39">SELECT LFirma</text:p>
            <text:p text:style-name="P39">FROM Firma, <text:span text:style-name="T61">Lehrer</text:span></text:p>
            <text:p text:style-name="P40">ORDER BY (FPLZ – LPLZ)*(FPLZ – LPLZ) ASC </text:p>
            <text:p text:style-name="P40">WHERE LName = 'Durstenberg'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2">18</text:p>
          </table:table-cell>
          <table:table-cell table:style-name="Tabelle1.A2" office:value-type="string">
            <text:p text:style-name="P36">Welcher Lehrer hat welche Schüler <text:span text:style-name="T62">in welchem Jahr </text:span>besucht? (<text:span text:style-name="T62">sortiert nach</text:span> Jahrgang, <text:span text:style-name="T62">Lehrer</text:span>)</text:p>
          </table:table-cell>
          <table:table-cell table:style-name="Tabelle1.A2" office:value-type="string">
            <text:p text:style-name="P42">SELECT LName, <text:s/>SName, SVorname, Schuljahr</text:p>
            <text:p text:style-name="P42">FROM Lehrer NATURAL JOIN Schueler</text:p>
            <text:p text:style-name="P42">ORDER BY LNAME ASC, Schuljahr DSC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1">19.</text:p>
          </table:table-cell>
          <table:table-cell table:style-name="Tabelle1.A2" office:value-type="string">
            <text:p text:style-name="P43"><text:span text:style-name="T62">Welche Kinder muss Frau </text:span><text:bookmark text:name="docs-internal-guid-46545a52-cacd-cf53-efc0-c1b24be0cd7e"/><text:span text:style-name="T64">Meisenbusch</text:span> <text:span text:style-name="T62"><text:s/>2018 besuchen? Lass eine Liste ausgeben mit den für die Lehrerin wichtigen Informationen.</text:span></text:p>
          </table:table-cell>
          <table:table-cell table:style-name="Tabelle1.A2" office:value-type="string">
            <text:p text:style-name="P41">SELECT <text:span text:style-name="T63">SName, SVorname, STel, FName, FStrasseHNr, FPLZ, Kontakttel, Kontaktmail</text:span></text:p>
            <text:p text:style-name="P42">FROM Firma NATURAL JOIN Schueler NATURAL JOIN Lehrer</text:p>
            <text:p text:style-name="P42">WHERE LName = 'Frau Meisenbusch'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4">20.</text:p>
          </table:table-cell>
          <table:table-cell table:style-name="Tabelle1.A2" office:value-type="string">
            <text:p text:style-name="P14">Emil interessiert sich für Arbeiten, die kreativ sind. Wo sollte er sich bewerben? Sortier<text:span text:style-name="T65">e die Liste</text:span> nach <text:span text:style-name="T65">Entfernung zur Schule aufsteigend</text:span>.</text:p>
          </table:table-cell>
          <table:table-cell table:style-name="Tabelle1.A2" office:value-type="string">
            <text:p text:style-name="P44">SELECT FName</text:p>
            <text:p text:style-name="P44">FROM Taetigkeitsbereich NATURAL JOIN Einsatzbereich NATURAL JOIN Angebot NATURAL JOIN Firma</text:p>
            <text:p text:style-name="P44">WHERE Anforderung = 'Kreativität'</text:p>
            <text:p text:style-name="P44">ORDER BY <text:span text:style-name="T66">Entfernung ASC</text:span>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4">21.</text:p>
          </table:table-cell>
          <table:table-cell table:style-name="Tabelle1.A2" office:value-type="string">
            <text:p text:style-name="P14">Otto möchte draußen arbeiten und nicht vor 9:00 Uhr beginnen. Welche Telefonnummern welcher Firmen würde er wählen um mit welchem Betreuer zu sprechen?</text:p>
          </table:table-cell>
          <table:table-cell table:style-name="Tabelle1.A2" office:value-type="string">
            <text:p text:style-name="P45">SELECT Ansprechpartner, FName, Kontakttel</text:p>
            <text:p text:style-name="P45">FROM Taetigkeitsbereich NATURAL JOIN Einsatzbereich NATURAL JOIN Angebot NATURAL JOIN Firma NATURAL JOIN Bewerbung</text:p>
            <text:p text:style-name="P45">WHERE Arbeitsumfeld = 'draußen' AND Arbeitsbeginn &gt;=09:<text:span text:style-name="T67">00</text:span> </text:p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5cm" fo:margin-bottom="2cm" fo:margin-left="1.138cm" fo:margin-right="1.9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45:17.898000000</meta:creation-date>
    <dc:date>2018-06-11T10:14:40.277037583</dc:date>
    <meta:editing-duration>PT1H33M14S</meta:editing-duration>
    <meta:editing-cycles>16</meta:editing-cycles>
    <meta:generator>LibreOffice/5.2.0.4$Linux_X86_64 LibreOffice_project/066b007f5ebcc236395c7d282ba488bca6720265</meta:generator>
    <meta:document-statistic meta:table-count="1" meta:image-count="0" meta:object-count="0" meta:page-count="3" meta:paragraph-count="126" meta:word-count="713" meta:character-count="4922" meta:non-whitespace-character-count="4300"/>
  </office:meta>
</office:document-meta>
</file>